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de Latin" svg:font-family="'Wide Latin'" style:font-family-generic="roman" style:font-pitch="variable"/>
    <style:font-face style:name="Wingdings" svg:font-family="Wingdings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5.415cm"/>
    </style:style>
    <style:style style:name="Table1.B" style:family="table-column">
      <style:table-column-properties style:column-width="5.417cm"/>
    </style:style>
    <style:style style:name="Table1.C" style:family="table-column">
      <style:table-column-properties style:column-width="5.57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officeooo:rsid="001d0109" officeooo:paragraph-rsid="001d0109"/>
    </style:style>
    <style:style style:name="P5" style:family="paragraph" style:parent-style-name="Standard">
      <style:text-properties officeooo:paragraph-rsid="001d0109"/>
    </style:style>
    <style:style style:name="P6" style:family="paragraph" style:parent-style-name="Standard">
      <style:text-properties style:font-name="Arial Black" fo:font-size="18pt" fo:font-style="italic" style:font-size-asian="18pt" style:font-style-asian="italic" style:font-size-complex="18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10" style:family="paragraph" style:parent-style-name="No_20_Spacing">
      <style:paragraph-properties fo:margin-top="0cm" fo:margin-bottom="0cm" loext:contextual-spacing="false" fo:line-height="100%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officeooo:rsid="002275ea" officeooo:paragraph-rsid="002275ea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officeooo:rsid="00236064" officeooo:paragraph-rsid="00236064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officeooo:rsid="0023f88e" officeooo:paragraph-rsid="0023f88e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officeooo:rsid="0026131f" officeooo:paragraph-rsid="0023f88e"/>
    </style:style>
    <style:style style:name="P17" style:family="paragraph" style:parent-style-name="No_20_Spacing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</style:style>
    <style:style style:name="T1" style:family="text">
      <style:text-properties fo:color="#000000" style:font-name="Verdana" fo:font-size="12pt" fo:language="en" fo:country="US" style:text-underline-style="solid" style:text-underline-width="auto" style:text-underline-color="font-color" fo:font-weight="bold" fo:background-color="#ffffff" loext:char-shading-value="0" style:font-size-asian="12pt" style:font-weight-asian="bold" style:font-size-complex="12pt"/>
    </style:style>
    <style:style style:name="T2" style:family="text">
      <style:text-properties fo:color="#000000" style:font-name="Verdana" fo:font-size="9pt" fo:language="en" fo:country="US" fo:font-weight="bold" fo:background-color="#ffffff" loext:char-shading-value="0" style:font-size-asian="9pt" style:font-weight-asian="bold" style:font-size-complex="9pt"/>
    </style:style>
    <style:style style:name="T3" style:family="text">
      <style:text-properties fo:color="#000000" style:font-name="Verdana" fo:font-size="9pt" fo:language="en" fo:country="US" fo:background-color="#ffffff" loext:char-shading-value="0" style:font-size-asian="9pt" style:font-size-complex="9pt"/>
    </style:style>
    <style:style style:name="T4" style:family="text">
      <style:text-properties fo:color="#000000" style:font-name="Verdana" fo:language="en" fo:country="US" fo:font-weight="bold" fo:background-color="#ffffff" loext:char-shading-value="0" style:font-weight-asian="bold"/>
    </style:style>
    <style:style style:name="T5" style:family="text">
      <style:text-properties fo:color="#000000" style:font-name="Verdana" fo:language="en" fo:country="US" style:text-underline-style="solid" style:text-underline-width="auto" style:text-underline-color="font-color" fo:font-weight="bold" fo:background-color="#ffffff" loext:char-shading-value="0" style:font-weight-asian="bold"/>
    </style:style>
    <style:style style:name="T6" style:family="text">
      <style:text-properties fo:color="#000000" fo:language="en" fo:country="US" fo:font-weight="bold" fo:background-color="#ffffff" loext:char-shading-value="0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officeooo:rsid="001d0109"/>
    </style:style>
    <style:style style:name="T10" style:family="text">
      <style:text-properties fo:language="en" fo:country="US" officeooo:rsid="0026131f"/>
    </style:style>
    <style:style style:name="T11" style:family="text">
      <style:text-properties style:font-name="Wingdings" fo:language="en" fo:country="US" style:font-name-asian="Wingdings1" style:font-name-complex="Wingdings1"/>
    </style:style>
    <style:style style:name="T12" style:family="text">
      <style:text-properties fo:font-size="8pt" fo:language="en" fo:country="US" style:font-size-asian="8pt"/>
    </style:style>
    <style:style style:name="T13" style:family="text">
      <style:text-properties fo:color="#ff0000" fo:language="en" fo:country="US" fo:font-style="italic" style:font-style-asian="italic"/>
    </style:style>
    <style:style style:name="T14" style:family="text">
      <style:text-properties fo:color="#ff0000" fo:language="en" fo:country="US" fo:font-style="italic" officeooo:rsid="002113d0" style:font-style-asian="italic"/>
    </style:style>
    <style:style style:name="T15" style:family="text">
      <style:text-properties fo:color="#ff0000"/>
    </style:style>
    <style:style style:name="T1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7"><text:span text:style-name="T5">MeteoStation - Documentation</text:span></text:p>
      <text:p text:style-name="Standard"><text:span text:style-name="T2"/></text:p>
      <text:p text:style-name="P6"><text:span text:style-name="T7">RX MODULE</text:span></text:p>
      <text:p text:style-name="Standard"><text:span text:style-name="T2">Mikrokontroler:</text:span></text:p>
      <text:p text:style-name="Standard"><text:span text:style-name="T3">EFM32WG980F256-QFP100</text:span></text:p>
      <text:p text:style-name="P2"/>
      <text:p text:style-name="Standard"><text:span text:style-name="T2">Datasheet:</text:span></text:p>
      <text:p text:style-name="Standard">uC: <text:a xlink:type="simple" xlink:href="https://www.silabs.com/Support%20Documents/TechnicalDocs/EFM32WG980.pdf" text:style-name="Internet_20_link" text:visited-style-name="Visited_20_Internet_20_Link">https://www.silabs.com/Support%20Documents/TechnicalDocs/EFM32WG980.pdf</text:a></text:p>
      <text:p text:style-name="Standard"><text:span text:style-name="T7">devBoard: </text:span><text:a xlink:type="simple" xlink:href="http://www.silabs.com/products/mcu/lowpower/Pages/efm32wg-stk3800.aspx" text:style-name="Internet_20_link" text:visited-style-name="Visited_20_Internet_20_Link"><text:span text:style-name="T7">http://www.silabs.com/products/mcu/lowpower/Pages/efm32wg-stk3800.aspx</text:span></text:a></text:p>
      <text:p text:style-name="P4"><text:span text:style-name="T7">Nice Pinout of the devboard : )</text:span></text:p>
      <text:p text:style-name="P5"><text:a xlink:type="simple" xlink:href="https://developer.mbed.org/platforms/EFM32-Wonder-Gecko/" text:style-name="Internet_20_link" text:visited-style-name="Visited_20_Internet_20_Link"><text:span text:style-name="T9">https://developer.mbed.org/platforms/EFM32-Wonder-Gecko/</text:span></text:a></text:p>
      <text:p text:style-name="Standard"><text:span text:style-name="T7">Pinout and package : <text:s/>Dtasheet - <text:s/>page: 58</text:span></text:p>
      <text:p text:style-name="Standard"><text:span text:style-name="T7"/></text:p>
      <text:p text:style-name="Standard"><text:span text:style-name="T7">PINOU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8">Device</text:span></text:p>
          </table:table-cell>
          <table:table-cell table:style-name="Table1.A1" office:value-type="string">
            <text:p text:style-name="P8"><text:span text:style-name="T8">Device pins </text:span></text:p>
          </table:table-cell>
          <table:table-cell table:style-name="Table1.A1" office:value-type="string">
            <text:p text:style-name="P8"><text:span text:style-name="T8">uC pins (PORT | PIN)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LCD SPFD5408</text:span></text:p>
          </table:table-cell>
          <table:table-cell table:style-name="Table1.A1" office:value-type="string">
            <text:p text:style-name="P10"><text:span text:style-name="T7">CS</text:span></text:p>
            <text:p text:style-name="P10"><text:span text:style-name="T7">RS</text:span></text:p>
            <text:p text:style-name="P10"><text:span text:style-name="T7">WR</text:span></text:p>
            <text:p text:style-name="P10"><text:span text:style-name="T7">RD</text:span></text:p>
            <text:p text:style-name="P10"><text:span text:style-name="T7">DATA LINES:</text:span></text:p>
            <text:p text:style-name="P10"><text:span text:style-name="T7">D15</text:span></text:p>
            <text:p text:style-name="P10"><text:span text:style-name="T7">D14</text:span></text:p>
            <text:p text:style-name="P10"><text:span text:style-name="T7">D13</text:span></text:p>
            <text:p text:style-name="P10"><text:span text:style-name="T7">D12</text:span></text:p>
            <text:p text:style-name="P10"><text:span text:style-name="T7">D11</text:span></text:p>
            <text:p text:style-name="P10"><text:span text:style-name="T7">D10</text:span></text:p>
            <text:p text:style-name="P10"><text:span text:style-name="T7">D9</text:span></text:p>
            <text:p text:style-name="P10"><text:span text:style-name="T7">D8</text:span></text:p>
            <text:p text:style-name="P10"><text:span text:style-name="T7">D7</text:span></text:p>
            <text:p text:style-name="P10"><text:span text:style-name="T7">D6</text:span></text:p>
            <text:p text:style-name="P10"><text:span text:style-name="T7">D5</text:span></text:p>
            <text:p text:style-name="P10"><text:span text:style-name="T7">D4</text:span></text:p>
            <text:p text:style-name="P10"><text:span text:style-name="T7">D3</text:span></text:p>
            <text:p text:style-name="P10"><text:span text:style-name="T7">D2</text:span></text:p>
            <text:p text:style-name="P10"><text:soft-page-break/><text:span text:style-name="T7">D1</text:span></text:p>
            <text:p text:style-name="P10"><text:span text:style-name="T7">D0</text:span></text:p>
            <text:p text:style-name="P11"/>
            <text:p text:style-name="P11"/>
            <text:p text:style-name="P10"><text:span text:style-name="T7">REST</text:span></text:p>
            <text:p text:style-name="P10"><text:span text:style-name="T7">LED_A</text:span></text:p>
          </table:table-cell>
          <table:table-cell table:style-name="Table1.A1" office:value-type="string">
            <text:p text:style-name="P10"><text:span text:style-name="T7">B9</text:span></text:p>
            <text:p text:style-name="P10"><text:span text:style-name="T7">B10</text:span></text:p>
            <text:p text:style-name="P10"><text:span text:style-name="T7">B11</text:span></text:p>
            <text:p text:style-name="P17"><text:span text:style-name="T7">B12</text:span></text:p>
            <text:p text:style-name="P11"/>
            <text:p text:style-name="P10"><text:span text:style-name="T7">D7</text:span></text:p>
            <text:p text:style-name="P10"><text:span text:style-name="T7">D6</text:span></text:p>
            <text:p text:style-name="P10"><text:span text:style-name="T7">D5</text:span></text:p>
            <text:p text:style-name="P10"><text:span text:style-name="T7">D4</text:span></text:p>
            <text:p text:style-name="P10"><text:span text:style-name="T7">D14</text:span></text:p>
            <text:p text:style-name="P10"><text:span text:style-name="T7">D13</text:span></text:p>
            <text:p text:style-name="P10"><text:span text:style-name="T7">D8</text:span></text:p>
            <text:p text:style-name="P10"><text:span text:style-name="T7">D</text:span><text:span text:style-name="T10">15</text:span></text:p>
            <text:p text:style-name="P10"><text:span text:style-name="T7">C7</text:span></text:p>
            <text:p text:style-name="P10"><text:span text:style-name="T7">C6</text:span></text:p>
            <text:p text:style-name="P14"><text:span text:style-name="T7">A12</text:span></text:p>
            <text:p text:style-name="P14"><text:span text:style-name="T7">A13</text:span></text:p>
            <text:p text:style-name="P15"><text:span text:style-name="T7">PF8</text:span></text:p>
            <text:p text:style-name="P16"><text:span text:style-name="T7">PF9</text:span></text:p>
            <text:p text:style-name="P10"><text:soft-page-break/><text:span text:style-name="T7">C1</text:span></text:p>
            <text:p text:style-name="P10"><text:span text:style-name="T7">C0</text:span></text:p>
            <text:p text:style-name="P11"/>
            <text:p text:style-name="P11"/>
            <text:p text:style-name="P10"><text:span text:style-name="T7">3.3V</text:span></text:p>
            <text:p text:style-name="P10"><text:span text:style-name="T7">3.3-&gt;BC547-&gt;&gt;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0"><text:span text:style-name="T7">TOUCH CONTROLLER ADS7843</text:span></text:p>
            <text:p text:style-name="P10"><text:span text:style-name="T13">USART2 #1</text:span></text:p>
          </table:table-cell>
          <table:table-cell table:style-name="Table1.A1" office:value-type="string">
            <text:p text:style-name="P10"><text:span text:style-name="T7">INT_IRQ </text:span></text:p>
            <text:p text:style-name="P10"><text:span text:style-name="T7">CS</text:span></text:p>
            <text:p text:style-name="P10"><text:span text:style-name="T7">CLK</text:span></text:p>
            <text:p text:style-name="P10"><text:span text:style-name="T7">MOSI</text:span></text:p>
            <text:p text:style-name="P10"><text:span text:style-name="T7">MISO</text:span></text:p>
            <text:p text:style-name="P10"><text:span text:style-name="T15">Można mi dodac ten PIN_BUSY jeszcze (jakaś <text:s/>PIO)</text:span></text:p>
          </table:table-cell>
          <table:table-cell table:style-name="Table1.A1" office:value-type="string">
            <text:p text:style-name="P10"><text:span text:style-name="T7">A14</text:span></text:p>
            <text:p text:style-name="P10"><text:span text:style-name="T7">D3</text:span></text:p>
            <text:p text:style-name="P10"><text:span text:style-name="T7">D2</text:span></text:p>
            <text:p text:style-name="P10"><text:span text:style-name="T7">D0</text:span></text:p>
            <text:p text:style-name="P10"><text:span text:style-name="T7">D1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0"><text:span text:style-name="T7">ESP8266</text:span></text:p>
            <text:p text:style-name="P10"><text:span text:style-name="T13">UART</text:span><text:span text:style-name="T14">1</text:span><text:span text:style-name="T13"> </text:span><text:span text:style-name="T14">L</text:span><text:span text:style-name="T13">ocation #</text:span><text:span text:style-name="T14">3</text:span></text:p>
          </table:table-cell>
          <table:table-cell table:style-name="Table1.A1" office:value-type="string">
            <text:p text:style-name="P13">TX</text:p>
            <text:p text:style-name="P13">RX</text:p>
          </table:table-cell>
          <table:table-cell table:style-name="Table1.A1" office:value-type="string">
            <text:p text:style-name="P12"><text:span text:style-name="T7">E3</text:span></text:p>
            <text:p text:style-name="P12"><text:span text:style-name="T7">E2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0"><text:span text:style-name="T7">USB micro</text:span></text:p>
          </table:table-cell>
          <table:table-cell table:style-name="Table1.A1" office:value-type="string">
            <text:p text:style-name="P10">To już tam do podrycia tak jak na gecko boardzie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I2C</text:p>
          </table:table-cell>
          <table:table-cell table:style-name="Table1.A1" office:value-type="string">
            <text:p text:style-name="P10">To z datasheeta już kto tam projektuje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SD Card</text:p>
          </table:table-cell>
          <table:table-cell table:style-name="Table1.A1" office:value-type="string">
            <text:p text:style-name="P10">To tez już hardware designer niech dobierze. Komunikacja SPI czyli dobrać kolejny US_x #x z datasheeta, Który wam lepiej</text:p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de Latin" svg:font-family="'Wide Latin'" style:font-family-generic="roman" style:font-pitch="variable"/>
    <style:font-face style:name="Wingdings" svg:font-family="Wingdings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25</meta:editing-cycles>
    <meta:creation-date>2014-03-27T22:10:00</meta:creation-date>
    <dc:date>2016-08-07T22:50:53.917000000</dc:date>
    <meta:editing-duration>PT22H49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85" meta:word-count="157" meta:character-count="927" meta:non-whitespace-character-count="8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